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618in"/>
    </style:style>
    <style:style style:name="co2" style:family="table-column">
      <style:table-column-properties fo:break-before="auto" style:column-width="0.6366in"/>
    </style:style>
    <style:style style:name="co3" style:family="table-column">
      <style:table-column-properties fo:break-before="auto" style:column-width="0.1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NOT_20_NEEDED">
      <style:table-cell-properties style:text-align-source="fix" style:repeat-content="false"/>
      <style:paragraph-properties fo:text-align="center"/>
    </style:style>
    <style:style style:name="ce4" style:family="table-cell" style:parent-style-name="DONE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>
      <style:table-cell-properties fo:background-color="#e6e6e6" style:text-align-source="fix" style:repeat-content="false"/>
      <style:paragraph-properties fo:text-align="center"/>
    </style:style>
    <style:style style:name="ce7" style:family="table-cell" style:parent-style-name="DONE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_2" table:style-name="ta1">
        <table:table-column table:style-name="co1" table:default-cell-style-name="DONE"/>
        <table:table-column table:style-name="co2" table:default-cell-style-name="DONE"/>
        <table:table-column table:style-name="co3" table:default-cell-style-name="ce4"/>
        <table:table-column table:style-name="co4" table:default-cell-style-name="DONE"/>
        <table:table-row table:style-name="ro1">
          <table:table-cell table:style-name="ce1" office:value-type="string" calcext:value-type="string">
            <text:p>ORIGINAL FI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NVERTED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NOT_20_NEEDED" office:value-type="string" calcext:value-type="string">
            <text:p>addPIS.m</text:p>
          </table:table-cell>
          <table:table-cell table:style-name="NOT_20_NEEDED" office:value-type="string" calcext:value-type="string">
            <text:p>M-file</text:p>
          </table:table-cell>
          <table:table-cell table:style-name="ce3" office:value-type="string" calcext:value-type="string">
            <text:p>x</text:p>
          </table:table-cell>
          <table:table-cell table:style-name="NOT_20_NEEDED"/>
        </table:table-row>
        <table:table-row table:style-name="ro1">
          <table:table-cell table:style-name="NOT_20_NEEDED" office:value-type="string" calcext:value-type="string">
            <text:p>ai2mif.c</text:p>
          </table:table-cell>
          <table:table-cell table:style-name="NOT_20_NEEDED" office:value-type="string" calcext:value-type="string">
            <text:p>C</text:p>
          </table:table-cell>
          <table:table-cell table:style-name="ce3"/>
          <table:table-cell table:style-name="NOT_20_NEEDED"/>
        </table:table-row>
        <table:table-row table:style-name="ro1">
          <table:table-cell office:value-type="string" calcext:value-type="string">
            <text:p>axisLabels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Default" office:value-type="string" calcext:value-type="string">
            <text:p>bilogplot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plotting</text:p>
          </table:table-cell>
        </table:table-row>
        <table:table-row table:style-name="ro1">
          <table:table-cell office:value-type="string" calcext:value-type="string">
            <text:p>bplogsmooth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otting</text:p>
          </table:table-cell>
        </table:table-row>
        <table:table-row table:style-name="ro1">
          <table:table-cell office:value-type="string" calcext:value-type="string">
            <text:p>bquantize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unquantize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Default" office:value-type="string" calcext:value-type="string">
            <text:p>calculateQT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office:value-type="string" calcext:value-type="string">
            <text:p>calculateSNR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alculateTF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ancelPZ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hangeFig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irc_smooth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NOT_20_NEEDED" office:value-type="string" calcext:value-type="string">
            <text:p>clans5.m</text:p>
          </table:table-cell>
          <table:table-cell table:style-name="NOT_20_NEEDED" office:value-type="string" calcext:value-type="string">
            <text:p>M-file</text:p>
          </table:table-cell>
          <table:table-cell table:style-name="ce3" office:value-type="string" calcext:value-type="string">
            <text:p>x</text:p>
          </table:table-cell>
          <table:table-cell table:style-name="NOT_20_NEEDED"/>
        </table:table-row>
        <table:table-row table:style-name="ro1">
          <table:table-cell table:style-name="NOT_20_NEEDED" office:value-type="string" calcext:value-type="string">
            <text:p>clans6.m</text:p>
          </table:table-cell>
          <table:table-cell table:style-name="NOT_20_NEEDED" office:value-type="string" calcext:value-type="string">
            <text:p>M-file</text:p>
          </table:table-cell>
          <table:table-cell table:style-name="ce3" office:value-type="string" calcext:value-type="string">
            <text:p>x</text:p>
          </table:table-cell>
          <table:table-cell table:style-name="NOT_20_NEEDED"/>
        </table:table-row>
        <table:table-row table:style-name="ro1">
          <table:table-cell office:value-type="string" calcext:value-type="string">
            <text:p>clans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NOT_20_NEEDED" office:value-type="string" calcext:value-type="string">
            <text:p>Contents.m</text:p>
          </table:table-cell>
          <table:table-cell table:style-name="NOT_20_NEEDED" office:value-type="string" calcext:value-type="string">
            <text:p>M-file</text:p>
          </table:table-cell>
          <table:table-cell table:style-name="ce3" office:value-type="string" calcext:value-type="string">
            <text:p>x</text:p>
          </table:table-cell>
          <table:table-cell table:style-name="NOT_20_NEEDED" office:value-type="string" calcext:value-type="string">
            <text:p>documentation</text:p>
          </table:table-cell>
        </table:table-row>
        <table:table-row table:style-name="ro1">
          <table:table-cell office:value-type="string" calcext:value-type="string">
            <text:p>dbm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bp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bv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elay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Default" office:value-type="string" calcext:value-type="string">
            <text:p>designHBF6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table:style-name="Default" office:value-type="string" calcext:value-type="string">
            <text:p>designHBF7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table:style-name="Default" office:value-type="string" calcext:value-type="string">
            <text:p>designHB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table:style-name="Default" office:value-type="string" calcext:value-type="string">
            <text:p>designLCBP6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table:style-name="Default" office:value-type="string" calcext:value-type="string">
            <text:p>designLCBP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office:value-type="string" calcext:value-type="string">
            <text:p>DocumentNTF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sclansNTF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sclansObj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Default" office:value-type="string" calcext:value-type="string">
            <text:p>dsdemo1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demo</text:p>
          </table:table-cell>
        </table:table-row>
        <table:table-row table:style-name="ro1">
          <table:table-cell table:style-name="Default" office:value-type="string" calcext:value-type="string">
            <text:p>dsdemo2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demo</text:p>
          </table:table-cell>
        </table:table-row>
        <table:table-row table:style-name="ro1">
          <table:table-cell table:style-name="Default" office:value-type="string" calcext:value-type="string">
            <text:p>dsdemo3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demo</text:p>
          </table:table-cell>
        </table:table-row>
        <table:table-row table:style-name="ro1">
          <table:table-cell table:style-name="Default" office:value-type="string" calcext:value-type="string">
            <text:p>dsdemo4fig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demo</text:p>
          </table:table-cell>
        </table:table-row>
        <table:table-row table:style-name="ro1">
          <table:table-cell table:style-name="Default" office:value-type="string" calcext:value-type="string">
            <text:p>dsdemo4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demo</text:p>
          </table:table-cell>
        </table:table-row>
        <table:table-row table:style-name="ro1">
          <table:table-cell table:style-name="ce2" office:value-type="string" calcext:value-type="string">
            <text:p>dsdemo4.mat</text:p>
          </table:table-cell>
          <table:table-cell table:style-name="ce2" office:value-type="string" calcext:value-type="string">
            <text:p>MAT-file</text:p>
          </table:table-cell>
          <table:table-cell table:style-name="ce6"/>
          <table:table-cell table:style-name="ce2" office:value-type="string" calcext:value-type="string">
            <text:p>binary</text:p>
          </table:table-cell>
        </table:table-row>
        <table:table-row table:style-name="ro1">
          <table:table-cell table:style-name="Default" office:value-type="string" calcext:value-type="string">
            <text:p>dsdemo5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demo</text:p>
          </table:table-cell>
        </table:table-row>
        <table:table-row table:style-name="ro1">
          <table:table-cell table:style-name="Default" office:value-type="string" calcext:value-type="string">
            <text:p>dsdemo6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demo</text:p>
          </table:table-cell>
        </table:table-row>
        <table:table-row table:style-name="ro1">
          <table:table-cell table:style-name="Default" office:value-type="string" calcext:value-type="string">
            <text:p>dsdemo7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demo</text:p>
          </table:table-cell>
        </table:table-row>
        <table:table-row table:style-name="ro1">
          <table:table-cell table:style-name="Default" office:value-type="string" calcext:value-type="string">
            <text:p>dsdemo8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demo</text:p>
          </table:table-cell>
        </table:table-row>
        <table:table-row table:style-name="ro1">
          <table:table-cell table:style-name="NOT_20_NEEDED" office:value-type="string" calcext:value-type="string">
            <text:p>dsexample1.m</text:p>
          </table:table-cell>
          <table:table-cell table:style-name="NOT_20_NEEDED" office:value-type="string" calcext:value-type="string">
            <text:p>M-file</text:p>
          </table:table-cell>
          <table:table-cell table:style-name="ce3" office:value-type="string" calcext:value-type="string">
            <text:p>x</text:p>
          </table:table-cell>
          <table:table-cell table:style-name="NOT_20_NEEDED" office:value-type="string" calcext:value-type="string">
            <text:p>example</text:p>
          </table:table-cell>
        </table:table-row>
        <table:table-row table:style-name="ro1">
          <table:table-cell table:style-name="Default" office:value-type="string" calcext:value-type="string">
            <text:p>dsexample2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example</text:p>
          </table:table-cell>
        </table:table-row>
        <table:table-row table:style-name="ro1">
          <table:table-cell table:style-name="Default" office:value-type="string" calcext:value-type="string">
            <text:p>dsexample3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example</text:p>
          </table:table-cell>
        </table:table-row>
        <table:table-row table:style-name="ro1">
          <table:table-cell table:style-name="Default" office:value-type="string" calcext:value-type="string">
            <text:p>dsexample4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example</text:p>
          </table:table-cell>
        </table:table-row>
        <table:table-row table:style-name="ro1">
          <table:table-cell office:value-type="string" calcext:value-type="string">
            <text:p>ds_f1f2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s_freq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s_hann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s_optzeros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s_quantize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s_synNTFobj1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DSToolbox.pdf</text:p>
          </table:table-cell>
          <table:table-cell table:style-name="ce2" office:value-type="string" calcext:value-type="string">
            <text:p>pdf</text:p>
          </table:table-cell>
          <table:table-cell table:style-name="ce6"/>
          <table:table-cell table:style-name="ce2" office:value-type="string" calcext:value-type="string">
            <text:p>doc</text:p>
          </table:table-cell>
        </table:table-row>
        <table:table-row table:style-name="ro1">
          <table:table-cell table:style-name="Default" office:value-type="string" calcext:value-type="string">
            <text:p>ESLselect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office:value-type="string" calcext:value-type="string">
            <text:p>evalF0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valF1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Default" office:value-type="string" calcext:value-type="string">
            <text:p>evalMixedT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office:value-type="string" calcext:value-type="string">
            <text:p>evalRPoly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valTF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Default" office:value-type="string" calcext:value-type="string">
            <text:p>evalTFP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table:style-name="Default" office:value-type="string" calcext:value-type="string">
            <text:p>exampleHB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office:value-type="string" calcext:value-type="string">
            <text:p>figureMagic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otting</text:p>
          </table:table-cell>
        </table:table-row>
        <table:table-row table:style-name="ro1">
          <table:table-cell table:style-name="Default" office:value-type="string" calcext:value-type="string">
            <text:p>findPattern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table:style-name="NOT_20_NEEDED" office:value-type="string" calcext:value-type="string">
            <text:p>flattenStruct.c</text:p>
          </table:table-cell>
          <table:table-cell table:style-name="NOT_20_NEEDED" office:value-type="string" calcext:value-type="string">
            <text:p>C</text:p>
          </table:table-cell>
          <table:table-cell table:style-name="ce3"/>
          <table:table-cell table:style-name="NOT_20_NEEDED"/>
        </table:table-row>
        <table:table-row table:style-name="ro1">
          <table:table-cell table:style-name="NOT_20_NEEDED" office:value-type="string" calcext:value-type="string">
            <text:p>flattenStruct.m</text:p>
          </table:table-cell>
          <table:table-cell table:style-name="NOT_20_NEEDED" office:value-type="string" calcext:value-type="string">
            <text:p>M-file</text:p>
          </table:table-cell>
          <table:table-cell table:style-name="ce3" office:value-type="string" calcext:value-type="string">
            <text:p>x</text:p>
          </table:table-cell>
          <table:table-cell table:style-name="NOT_20_NEEDED"/>
        </table:table-row>
        <table:table-row table:style-name="ro1">
          <table:table-cell office:value-type="string" calcext:value-type="string">
            <text:p>frespF1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Default" office:value-type="string" calcext:value-type="string">
            <text:p>frespHB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office:value-type="string" calcext:value-type="string">
            <text:p>impL1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nfnorm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1norm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Default" office:value-type="string" calcext:value-type="string">
            <text:p>LCObj1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table:style-name="Default" office:value-type="string" calcext:value-type="string">
            <text:p>LCObj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table:style-name="Default" office:value-type="string" calcext:value-type="string">
            <text:p>LCoptparam2t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table:style-name="Default" office:value-type="string" calcext:value-type="string">
            <text:p>LCparam2t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table:style-name="Default" office:value-type="string" calcext:value-type="string">
            <text:p>LCplotT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table:style-name="Default" office:value-type="string" calcext:value-type="string">
            <text:p>logsmooth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office:value-type="string" calcext:value-type="string">
            <text:p>lollipop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apABCD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Default" office:value-type="string" calcext:value-type="string">
            <text:p>mapCtoD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office:value-type="string" calcext:value-type="string">
            <text:p>mapQtoR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apRtoQ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Default" office:value-type="string" calcext:value-type="string">
            <text:p>mod1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table:style-name="Default" office:value-type="string" calcext:value-type="string">
            <text:p>mod2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office:value-type="string" calcext:value-type="string">
            <text:p>nabsH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OnePageStory.pdf</text:p>
          </table:table-cell>
          <table:table-cell table:style-name="ce2" office:value-type="string" calcext:value-type="string">
            <text:p>pdf</text:p>
          </table:table-cell>
          <table:table-cell table:style-name="ce6"/>
          <table:table-cell table:style-name="ce2" office:value-type="string" calcext:value-type="string">
            <text:p>doc</text:p>
          </table:table-cell>
        </table:table-row>
        <table:table-row table:style-name="ro1">
          <table:table-cell office:value-type="string" calcext:value-type="string">
            <text:p>padb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adl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adr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adt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artitionABCD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akSNR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lotExampleSpectrum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otting</text:p>
          </table:table-cell>
        </table:table-row>
        <table:table-row table:style-name="ro1">
          <table:table-cell office:value-type="string" calcext:value-type="string">
            <text:p>plotPZ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otting</text:p>
          </table:table-cell>
        </table:table-row>
        <table:table-row table:style-name="ro1">
          <table:table-cell table:style-name="Default" office:value-type="string" calcext:value-type="string">
            <text:p>plotSpectrum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plotting</text:p>
          </table:table-cell>
        </table:table-row>
        <table:table-row table:style-name="ro1">
          <table:table-cell table:style-name="Default" office:value-type="string" calcext:value-type="string">
            <text:p>plotUsage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plotting</text:p>
          </table:table-cell>
        </table:table-row>
        <table:table-row table:style-name="ro1">
          <table:table-cell office:value-type="string" calcext:value-type="string">
            <text:p>predictSNR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NOT_20_NEEDED" office:value-type="string" calcext:value-type="string">
            <text:p>printmif.m</text:p>
          </table:table-cell>
          <table:table-cell table:style-name="NOT_20_NEEDED" office:value-type="string" calcext:value-type="string">
            <text:p>M-file</text:p>
          </table:table-cell>
          <table:table-cell table:style-name="ce3" office:value-type="string" calcext:value-type="string">
            <text:p>x</text:p>
          </table:table-cell>
          <table:table-cell table:style-name="NOT_20_NEEDED" office:value-type="string" calcext:value-type="string">
            <text:p>plotting</text:p>
          </table:table-cell>
        </table:table-row>
        <table:table-row table:style-name="ro1">
          <table:table-cell office:value-type="string" calcext:value-type="string">
            <text:p>pulse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Default" office:value-type="string" calcext:value-type="string">
            <text:p>realizeNTF_ct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office:value-type="string" calcext:value-type="string">
            <text:p>realizeNTF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Default" office:value-type="string" calcext:value-type="string">
            <text:p>realizeQNT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office:value-type="string" calcext:value-type="string">
            <text:p>rmsGain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ms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caleABCD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Default" office:value-type="string" calcext:value-type="string">
            <text:p>selectQESL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table:style-name="Default" office:value-type="string" calcext:value-type="string">
            <text:p>simulateDSM.c</text:p>
          </table:table-cell>
          <table:table-cell table:style-name="Default" office:value-type="string" calcext:value-type="string">
            <text:p>C</text:p>
          </table:table-cell>
          <table:table-cell table:style-name="ce5"/>
          <table:table-cell table:style-name="Default"/>
        </table:table-row>
        <table:table-row table:style-name="ro1">
          <table:table-cell office:value-type="string" calcext:value-type="string">
            <text:p>simulateDSM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Default" office:value-type="string" calcext:value-type="string">
            <text:p>simulateESL.c</text:p>
          </table:table-cell>
          <table:table-cell table:style-name="Default" office:value-type="string" calcext:value-type="string">
            <text:p>C</text:p>
          </table:table-cell>
          <table:table-cell table:style-name="ce5"/>
          <table:table-cell table:style-name="Default"/>
        </table:table-row>
        <table:table-row table:style-name="ro1">
          <table:table-cell table:style-name="Default" office:value-type="string" calcext:value-type="string">
            <text:p>simulateESL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table:style-name="Default" office:value-type="string" calcext:value-type="string">
            <text:p>simulateHB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table:style-name="Default" office:value-type="string" calcext:value-type="string">
            <text:p>simulateQDSM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table:style-name="Default" office:value-type="string" calcext:value-type="string">
            <text:p>simulateQESL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table:style-name="Default" office:value-type="string" calcext:value-type="string">
            <text:p>simulateQSNR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office:value-type="string" calcext:value-type="string">
            <text:p>simulateSNR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inc_decimate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Iunits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uffABCD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Default" office:value-type="string" calcext:value-type="string">
            <text:p>synthesizeChebyshevNT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office:value-type="string" calcext:value-type="string">
            <text:p>synthesizeNTF0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ynthesizeNTF1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ynthesizeNTF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Default" office:value-type="string" calcext:value-type="string">
            <text:p>synthesizeQNT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1">
          <table:table-cell office:value-type="string" calcext:value-type="string">
            <text:p>thermometer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ndbm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ndbp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undbv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zinc.m</text:p>
          </table:table-cell>
          <table:table-cell office:value-type="string" calcext:value-type="string">
            <text:p>M-file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COMPLETED</text:p>
          </table:table-cell>
          <table:table-cell table:style-name="Default" table:formula="of:=+ROUND(COUNTIF([.C2:.C125]; &quot;=x&quot;)/COUNTIF([.B2:.B125]; &quot;=M-file&quot;)*100; 2)" office:value-type="float" office:value="60.68" calcext:value-type="float">
            <text:p>60.68</text:p>
          </table:table-cell>
          <table:table-cell table:style-name="Default" office:value-type="string" calcext:value-type="string">
            <text:p>%</text:p>
          </table:table-cell>
          <table:table-cell table:style-name="Default"/>
        </table:table-row>
      </table:table>
      <table:table table:name="Sheet1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94bd5e"/>
    </style:style>
    <style:style style:name="NOT_20_DONE" style:display-name="NOT DONE" style:family="table-cell" style:parent-style-name="Default">
      <style:table-cell-properties fo:background-color="#b84747"/>
    </style:style>
    <style:style style:name="NOT_20_NEEDED" style:display-name="NOT NEEDED" style:family="table-cell" style:parent-style-name="Default">
      <style:table-cell-properties fo:background-color="#e6e6e6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venturi </meta:initial-creator>
    <meta:creation-date>2013-10-02T16:51:27</meta:creation-date>
    <dc:date>2013-11-25T20:58:24.485645097</dc:date>
    <meta:editing-duration>P7DT5H42M26S</meta:editing-duration>
    <meta:editing-cycles>22</meta:editing-cycles>
    <meta:generator>LibreOffice/4.1.3.2$Linux_x86 LibreOffice_project/410m0$Build-2</meta:generator>
    <dc:creator>Giuseppe </dc:creator>
    <meta:document-statistic meta:table-count="4" meta:cell-count="351" meta:object-count="0"/>
  </office:meta>
</office:document-meta>
</file>